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7"/>
    <style:style style:name="ce6" style:family="table-cell" style:parent-style-name="Default" style:data-style-name="N108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 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string" calcext:value-type="string">
            <text:p><text:a xlink:href="http://www.kubii.fr/acheter-rpi/68-raspberry-pi-model-b-256mo-3170111000422.html" xlink:type="simple">http://www.kubii.fr/acheter-rpi/68-raspberry-pi-model-b-256mo-3170111000422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%20ii%20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office:value-type="string" calcext:value-type="string">
            <text:p>Carte SD (minimum 4Go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/ref=nb_sb_noss_2/275-3776975-5415630?__mk_fr_FR=ÅMÅŽÕÑ&amp;url=search-alias=aps&amp;field-keywords=carte sd 4go&amp;sprefix=carte+sd+4,aps" xlink:type="simple">Amazon.fr</text:a></text:p>
          </table:table-cell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office:value-type="string" calcext:value-type="string">
            <text:p>Conencte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8:18:54.61459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9:04:46.332322470</dc:date>
    <dc:creator>Poste 1</dc:creator>
    <meta:editing-duration>PT1H34M11S</meta:editing-duration>
    <meta:editing-cycles>20</meta:editing-cycles>
    <meta:generator>LibreOffice/4.2.7.2$Linux_X86_64 LibreOffice_project/420m0$Build-2</meta:generator>
    <meta:document-statistic meta:table-count="1" meta:cell-count="83" meta:object-count="0"/>
  </office:meta>
</office:document-meta>
</file>